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純文字" style:master-page-name="MP0" style:family="paragraph">
      <style:paragraph-properties fo:break-before="page"/>
      <style:text-properties style:font-name-complex="細明體"/>
    </style:style>
    <style:style style:name="P2" style:parent-style-name="純文字" style:family="paragraph">
      <style:text-properties style:font-name-complex="細明體"/>
    </style:style>
    <style:style style:name="P3" style:parent-style-name="純文字" style:family="paragraph">
      <style:text-properties style:font-name-complex="細明體"/>
    </style:style>
    <style:style style:name="P4" style:parent-style-name="純文字" style:family="paragraph">
      <style:text-properties style:font-name-complex="細明體"/>
    </style:style>
    <style:style style:name="P5" style:parent-style-name="純文字" style:family="paragraph">
      <style:text-properties style:font-name-complex="細明體"/>
    </style:style>
    <style:style style:name="P6" style:parent-style-name="純文字" style:family="paragraph">
      <style:text-properties style:font-name-complex="細明體"/>
    </style:style>
    <style:style style:name="P7" style:parent-style-name="純文字" style:family="paragraph">
      <style:text-properties style:font-name-complex="細明體"/>
    </style:style>
    <style:style style:name="P8" style:parent-style-name="純文字" style:family="paragraph">
      <style:text-properties style:font-name-complex="細明體"/>
    </style:style>
    <style:style style:name="P9" style:parent-style-name="純文字" style:family="paragraph">
      <style:text-properties style:font-name-complex="細明體"/>
    </style:style>
    <style:style style:name="P10" style:parent-style-name="純文字" style:family="paragraph">
      <style:text-properties style:font-name-complex="細明體"/>
    </style:style>
    <style:style style:name="P11" style:parent-style-name="純文字" style:family="paragraph">
      <style:text-properties style:font-name-complex="細明體"/>
    </style:style>
    <style:style style:name="P12" style:parent-style-name="純文字" style:family="paragraph">
      <style:text-properties style:font-name-complex="細明體"/>
    </style:style>
    <style:style style:name="P13" style:parent-style-name="純文字" style:family="paragraph">
      <style:text-properties style:font-name-complex="細明體"/>
    </style:style>
    <style:style style:name="P14" style:parent-style-name="純文字" style:family="paragraph">
      <style:text-properties style:font-name-complex="細明體"/>
    </style:style>
    <style:style style:name="P15" style:parent-style-name="純文字" style:family="paragraph">
      <style:text-properties style:font-name-complex="細明體"/>
    </style:style>
    <style:style style:name="T16" style:parent-style-name="預設段落字型" style:family="text">
      <style:text-properties style:font-name-complex="細明體"/>
    </style:style>
    <style:style style:name="T17" style:parent-style-name="預設段落字型" style:family="text">
      <style:text-properties style:font-name-complex="細明體"/>
    </style:style>
  </office:automatic-styles>
  <office:body>
    <office:text text:use-soft-page-breaks="true">
      <text:p text:style-name="P1">Play tic tac to using tkinter</text:p>
      <text:p text:style-name="P2"/>
      <text:p text:style-name="P3">#How to play</text:p>
      <text:p text:style-name="P4">Linux command line:</text:p>
      <text:p text:style-name="P5">python tic_tac_toe.py</text:p>
      <text:p text:style-name="P6"/>
      <text:p text:style-name="P7">Submit your choose</text:p>
      <text:p text:style-name="P8"/>
      <text:p text:style-name="P9"/>
      <text:p text:style-name="P10">Click the empty squres to make your move</text:p>
      <text:p text:style-name="P11"/>
      <text:p text:style-name="P12"/>
      <text:p text:style-name="P13">The game result will use message box to tell you.</text:p>
      <text:p text:style-name="P14"/>
      <text:p text:style-name="P15"/>
      <text:p text:style-name="純文字"><text:span text:style-name="T16">The you can click the restart to reset</text:span><text:span text:style-name="T17"><text:s/>the gam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style:font-name-complex="Courier New" style:font-size-complex="12pt" fo:hyphenate="false"/>
    </style:style>
    <style:style style:name="純文字字元" style:display-name="純文字 字元" style:family="text" style:parent-style-name="預設段落字型">
      <style:text-properties style:font-name="細明體" style:font-name-asian="細明體" style:font-name-complex="Courier New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0.8006in" fo:margin-bottom="1in" fo:margin-right="0.8006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user</meta:initial-creator>
    <dc:creator>user</dc:creator>
    <meta:creation-date>2018-02-21T16:18:00Z</meta:creation-date>
    <dc:date>2018-02-21T16:18:00Z</dc:date>
    <meta:template xlink:href="Normal" xlink:type="simple"/>
    <meta:editing-cycles>2</meta:editing-cycles>
    <meta:editing-duration>PT0S</meta:editing-duration>
    <meta:document-statistic meta:page-count="1" meta:paragraph-count="1" meta:word-count="39" meta:character-count="265" meta:row-count="1" meta:non-whitespace-character-count="227"/>
  </office:meta>
</office:document-meta>
</file>